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versableContext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ontextSource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ontextSource.TraversableContextSource( Source source , Set children , ContextSourceFactory factory , String path ,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versableContextSource.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versableContext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ontext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ontextSource.getChild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raversableContext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versableContext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ontext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ontext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ontext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ontext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ontextSource.getChildr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versableContext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